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4ca5c"/>
    </style:style>
    <style:style style:name="T3" style:family="text">
      <style:text-properties officeooo:rsid="00268ea8"/>
    </style:style>
    <style:style style:name="T4" style:family="text">
      <style:text-properties officeooo:rsid="0026d67e"/>
    </style:style>
    <style:style style:name="T5" style:family="text">
      <style:text-properties officeooo:rsid="002844ef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4">4</text:span><text:span text:style-name="T2">.</text:span><text:span text:style-name="T5">1</text:span></text:p>
      <text:p text:style-name="Standard">Date: <text:date style:data-style-name="N49" text:date-value="2024-06-12T18:05:41.686990717">2024-06-12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9" meta:character-count="187" meta:non-whitespace-character-count="16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